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8083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úmero de arti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artist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Artist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OD-TIPO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Tip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COD-TIPO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Clasifica el artista en individual o grupal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5">
          <table:table-cell table:style-name="ce7" office:value-type="string" calcext:value-type="string" table:number-columns-spanned="5" table:number-rows-spanned="1">
            <text:p>Valores posibles:</text:p>
            <text:p>  0 – Individual</text:p>
            <text:p>  1 – Grup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1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Tip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TXT-NOMBRE-ARTSTICO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ombre artístic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24" office:value-type="string" calcext:value-type="string" table:number-columns-spanned="4" table:number-rows-spanned="1">
            <text:p>TXT-NOMBRE-ARTSTICO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6">
          <table:table-cell table:style-name="ce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ombre artístic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TXT-NOMBRE-REAL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ombre real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24" office:value-type="string" calcext:value-type="string" table:number-columns-spanned="4" table:number-rows-spanned="1">
            <text:p>TXT-NOMBRE-REAL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6">
          <table:table-cell table:style-name="ce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ombre real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29:07.91484068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22T11:30:39.686498196</dc:date>
    <meta:print-date>2014-02-04T11:35:22</meta:print-date>
    <meta:editing-cycles>25</meta:editing-cycles>
    <meta:editing-duration>PT2H2M15S</meta:editing-duration>
    <meta:generator>LibreOffice/6.4.7.2$Linux_X86_64 LibreOffice_project/40$Build-2</meta:generator>
    <meta:document-statistic meta:table-count="4" meta:cell-count="73" meta:object-count="0"/>
  </office:meta>
</office:document-meta>
</file>